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d4be" officeooo:paragraph-rsid="0009d4be"/>
    </style:style>
    <style:style style:name="P2" style:family="paragraph" style:parent-style-name="Standard" style:list-style-name="L1">
      <style:text-properties officeooo:rsid="0009d4be" officeooo:paragraph-rsid="000bb3a9"/>
    </style:style>
    <style:style style:name="P3" style:family="paragraph" style:parent-style-name="Standard" style:list-style-name="L1">
      <style:text-properties officeooo:rsid="000bb3a9" officeooo:paragraph-rsid="000bb3a9"/>
    </style:style>
    <style:style style:name="P4" style:family="paragraph" style:parent-style-name="Standard">
      <style:paragraph-properties fo:break-before="page"/>
      <style:text-properties officeooo:rsid="000bb3a9" officeooo:paragraph-rsid="000bb3a9"/>
    </style:style>
    <style:style style:name="T1" style:family="text">
      <style:text-properties officeooo:rsid="000bb3a9"/>
    </style:style>
    <style:style style:name="T2" style:family="text">
      <style:text-properties officeooo:rsid="000c8322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94954624765083577" text:style-name="L1">
        <text:list-item>
          <text:p text:style-name="P1">IMPORT FILE</text:p>
          <text:list>
            <text:list-item>
              <text:p text:style-name="P1">Clicking this button opens a window that lets you select a single image to the preview window. The image will be scaled to the 150x150 preview window.<text:line-break/></text:p>
            </text:list-item>
          </text:list>
        </text:list-item>
        <text:list-item>
          <text:p text:style-name="P1">ADD TO CANVAS</text:p>
          <text:list>
            <text:list-item>
              <text:p text:style-name="P1">Clicking this button adds a copy of the image in the preview window to the canvas. If there is no image in the preview window, nothing will happen.<text:line-break/></text:p>
            </text:list-item>
          </text:list>
        </text:list-item>
        <text:list-item>
          <text:p text:style-name="P1">SAVE AS...</text:p>
          <text:list>
            <text:list-item>
              <text:p text:style-name="P2"><text:span text:style-name="T1">This button opens a window that allows you to select a name directory to save a copy of your canvas under, and automatically creates an xml file in the same location.</text:span></text:p>
            </text:list-item>
            <text:list-item>
              <text:p text:style-name="P2"><text:span text:style-name="T1">The window allows you to choose between PNG and BMP</text:span><text:line-break/></text:p>
            </text:list-item>
          </text:list>
        </text:list-item>
        <text:list-item>
          <text:p text:style-name="P1">IMPORT AND ADD MULTIPLE...</text:p>
          <text:list>
            <text:list-item>
              <text:p text:style-name="P3">Clicking this button opens a window that lets you select multiple images to import to the project.</text:p>
            </text:list-item>
            <text:list-item>
              <text:p text:style-name="P3">The selected images are moved directly to the canvas <text:span text:style-name="T2">in alphanumeric order.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5:24:08.284000000</meta:creation-date>
    <dc:date>2015-05-06T16:12:22.005000000</dc:date>
    <meta:editing-duration>PT2M23S</meta:editing-duration>
    <meta:editing-cycles>1</meta:editing-cycles>
    <meta:document-statistic meta:table-count="0" meta:image-count="0" meta:object-count="0" meta:page-count="2" meta:paragraph-count="10" meta:word-count="146" meta:character-count="760" meta:non-whitespace-character-count="631"/>
    <meta:generator>LibreOffice/4.3.7.2$Windows_x86 LibreOffice_project/8a35821d8636a03b8bf4e15b48f59794652c68ba</meta:generator>
  </office:meta>
</office:document-meta>
</file>